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51e" officeooo:paragraph-rsid="0016351e"/>
    </style:style>
    <style:style style:name="T1" style:family="text">
      <style:text-properties officeooo:rsid="00146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rop.imageonline.co/" text:style-name="Internet_20_link" text:visited-style-name="Visited_20_Internet_20_Link">https://crop.imageonline.co</text:a> <text:span text:style-name="T1">= <text:s/>FOR CROPING THE IMAGES .</text:span></text:p>
      <text:p text:style-name="P1">HTML= HYPERTEXT MARK UP LAGUAGES.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5:26:13.329635757</meta:creation-date>
    <dc:date>2021-09-24T15:54:17.865458938</dc:date>
    <meta:editing-duration>PT14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2" meta:character-count="88" meta:non-whitespace-character-count="77"/>
  </office:meta>
</office:document-meta>
</file>